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209.25" calcext:value-type="float">
            <text:p>209.25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15.75" calcext:value-type="float">
            <text:p>415.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.5" calcext:value-type="float">
            <text:p>2.50</text:p>
          </table:table-cell>
          <table:table-cell table:formula="of:=SUM([.$D$4:.$D81])" office:value-type="float" office:value="190.75" calcext:value-type="float">
            <text:p>190.75</text:p>
          </table:table-cell>
          <table:table-cell table:formula="of:=625-[.E81]" office:value-type="float" office:value="434.25" calcext:value-type="float">
            <text:p>434.25</text:p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10/03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30M00S" calcext:value-type="time">
            <text:p>12:30</text:p>
          </table:table-cell>
          <table:table-cell table:formula="of:=MOD(([.C82]-[.B82])*24;24)" office:value-type="float" office:value="3.66666666666667" calcext:value-type="float">
            <text:p>3.67</text:p>
          </table:table-cell>
          <table:table-cell table:formula="of:=SUM([.$D$4:.$D82])" office:value-type="float" office:value="194.416666666667" calcext:value-type="float">
            <text:p>194.42</text:p>
          </table:table-cell>
          <table:table-cell table:formula="of:=625-[.E82]" office:value-type="float" office:value="430.583333333333" calcext:value-type="float">
            <text:p>430.58</text:p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2">
          <table:table-cell office:value-type="date" office:date-value="2014-03-10" calcext:value-type="date">
            <text:p>10/03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8H00M00S" calcext:value-type="time">
            <text:p>18:00</text:p>
          </table:table-cell>
          <table:table-cell table:formula="of:=MOD(([.C83]-[.B83])*24;24)" office:value-type="float" office:value="5" calcext:value-type="float">
            <text:p>5.00</text:p>
          </table:table-cell>
          <table:table-cell table:formula="of:=SUM([.$D$4:.$D83])" office:value-type="float" office:value="199.416666666667" calcext:value-type="float">
            <text:p>199.42</text:p>
          </table:table-cell>
          <table:table-cell table:formula="of:=625-[.E83]" office:value-type="float" office:value="425.583333333333" calcext:value-type="float">
            <text:p>425.58</text:p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2H00M00S" calcext:value-type="time">
            <text:p>12:00</text:p>
          </table:table-cell>
          <table:table-cell table:formula="of:=MOD(([.C84]-[.B84])*24;24)" office:value-type="float" office:value="3.25" calcext:value-type="float">
            <text:p>3.25</text:p>
          </table:table-cell>
          <table:table-cell table:formula="of:=SUM([.$D$4:.$D84])" office:value-type="float" office:value="202.666666666667" calcext:value-type="float">
            <text:p>202.67</text:p>
          </table:table-cell>
          <table:table-cell table:formula="of:=625-[.E84]" office:value-type="float" office:value="422.333333333333" calcext:value-type="float">
            <text:p>422.33</text:p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2">
          <table:table-cell office:value-type="date" office:date-value="2014-03-11" calcext:value-type="date">
            <text:p>11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85]-[.B85])*24;24)" office:value-type="float" office:value="2.75" calcext:value-type="float">
            <text:p>2.75</text:p>
          </table:table-cell>
          <table:table-cell table:formula="of:=SUM([.$D$4:.$D85])" office:value-type="float" office:value="205.416666666667" calcext:value-type="float">
            <text:p>205.42</text:p>
          </table:table-cell>
          <table:table-cell table:formula="of:=625-[.E85]" office:value-type="float" office:value="419.583333333333" calcext:value-type="float">
            <text:p>419.58</text:p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2H30M00S" calcext:value-type="time">
            <text:p>22:30</text:p>
          </table:table-cell>
          <table:table-cell table:formula="of:=MOD(([.C86]-[.B86])*24;24)" office:value-type="float" office:value="2" calcext:value-type="float">
            <text:p>2.00</text:p>
          </table:table-cell>
          <table:table-cell table:formula="of:=SUM([.$D$4:.$D86])" office:value-type="float" office:value="207.416666666667" calcext:value-type="float">
            <text:p>207.42</text:p>
          </table:table-cell>
          <table:table-cell table:formula="of:=625-[.E86]" office:value-type="float" office:value="417.583333333333" calcext:value-type="float">
            <text:p>417.58</text:p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2">
          <table:table-cell office:value-type="date" office:date-value="2014-03-11" calcext:value-type="date">
            <text:p>11/03/14</text:p>
          </table:table-cell>
          <table:table-cell office:value-type="time" office:time-value="PT22H45M00S" calcext:value-type="time">
            <text:p>22:45</text:p>
          </table:table-cell>
          <table:table-cell office:value-type="time" office:time-value="PT00H35M00S" calcext:value-type="time">
            <text:p>00:35</text:p>
          </table:table-cell>
          <table:table-cell table:formula="of:=MOD(([.C87]-[.B87])*24;24)" office:value-type="float" office:value="1.83333333333334" calcext:value-type="float">
            <text:p>1.83</text:p>
          </table:table-cell>
          <table:table-cell table:formula="of:=SUM([.$D$4:.$D87])" office:value-type="float" office:value="209.25" calcext:value-type="float">
            <text:p>209.25</text:p>
          </table:table-cell>
          <table:table-cell table:formula="of:=625-[.E87]" office:value-type="float" office:value="415.75" calcext:value-type="float">
            <text:p>415.75</text:p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MOD(([.C88]-[.B88])*24;24)" office:value-type="float" office:value="0" calcext:value-type="float">
            <text:p>0.00</text:p>
          </table:table-cell>
          <table:table-cell table:formula="of:=SUM([.$D$4:.$D88])" office:value-type="float" office:value="209.25" calcext:value-type="float">
            <text:p>209.25</text:p>
          </table:table-cell>
          <table:table-cell table:formula="of:=625-[.E88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9]-[.B89])*24;24)" office:value-type="float" office:value="0" calcext:value-type="float">
            <text:p>0.00</text:p>
          </table:table-cell>
          <table:table-cell table:formula="of:=SUM([.$D$4:.$D89])" office:value-type="float" office:value="209.25" calcext:value-type="float">
            <text:p>209.25</text:p>
          </table:table-cell>
          <table:table-cell table:formula="of:=625-[.E89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209.25" calcext:value-type="float">
            <text:p>209.25</text:p>
          </table:table-cell>
          <table:table-cell table:formula="of:=625-[.E90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209.25" calcext:value-type="float">
            <text:p>209.25</text:p>
          </table:table-cell>
          <table:table-cell table:formula="of:=625-[.E91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209.25" calcext:value-type="float">
            <text:p>209.25</text:p>
          </table:table-cell>
          <table:table-cell table:formula="of:=625-[.E92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209.25" calcext:value-type="float">
            <text:p>209.25</text:p>
          </table:table-cell>
          <table:table-cell table:formula="of:=625-[.E93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209.25" calcext:value-type="float">
            <text:p>209.25</text:p>
          </table:table-cell>
          <table:table-cell table:formula="of:=625-[.E94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209.25" calcext:value-type="float">
            <text:p>209.25</text:p>
          </table:table-cell>
          <table:table-cell table:formula="of:=625-[.E95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209.25" calcext:value-type="float">
            <text:p>209.25</text:p>
          </table:table-cell>
          <table:table-cell table:formula="of:=625-[.E96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209.25" calcext:value-type="float">
            <text:p>209.25</text:p>
          </table:table-cell>
          <table:table-cell table:formula="of:=625-[.E97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209.25" calcext:value-type="float">
            <text:p>209.25</text:p>
          </table:table-cell>
          <table:table-cell table:formula="of:=625-[.E98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209.25" calcext:value-type="float">
            <text:p>209.25</text:p>
          </table:table-cell>
          <table:table-cell table:formula="of:=625-[.E99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209.25" calcext:value-type="float">
            <text:p>209.25</text:p>
          </table:table-cell>
          <table:table-cell table:formula="of:=625-[.E100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209.25" calcext:value-type="float">
            <text:p>209.25</text:p>
          </table:table-cell>
          <table:table-cell table:formula="of:=625-[.E101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209.25" calcext:value-type="float">
            <text:p>209.25</text:p>
          </table:table-cell>
          <table:table-cell table:formula="of:=625-[.E102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209.25" calcext:value-type="float">
            <text:p>209.25</text:p>
          </table:table-cell>
          <table:table-cell table:formula="of:=625-[.E103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209.25" calcext:value-type="float">
            <text:p>209.25</text:p>
          </table:table-cell>
          <table:table-cell table:formula="of:=625-[.E104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209.25" calcext:value-type="float">
            <text:p>209.25</text:p>
          </table:table-cell>
          <table:table-cell table:formula="of:=625-[.E105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209.25" calcext:value-type="float">
            <text:p>209.25</text:p>
          </table:table-cell>
          <table:table-cell table:formula="of:=625-[.E106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209.25" calcext:value-type="float">
            <text:p>209.25</text:p>
          </table:table-cell>
          <table:table-cell table:formula="of:=625-[.E107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209.25" calcext:value-type="float">
            <text:p>209.25</text:p>
          </table:table-cell>
          <table:table-cell table:formula="of:=625-[.E108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209.25" calcext:value-type="float">
            <text:p>209.25</text:p>
          </table:table-cell>
          <table:table-cell table:formula="of:=625-[.E109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209.25" calcext:value-type="float">
            <text:p>209.25</text:p>
          </table:table-cell>
          <table:table-cell table:formula="of:=625-[.E110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209.25" calcext:value-type="float">
            <text:p>209.25</text:p>
          </table:table-cell>
          <table:table-cell table:formula="of:=625-[.E111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209.25" calcext:value-type="float">
            <text:p>209.25</text:p>
          </table:table-cell>
          <table:table-cell table:formula="of:=625-[.E112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209.25" calcext:value-type="float">
            <text:p>209.25</text:p>
          </table:table-cell>
          <table:table-cell table:formula="of:=625-[.E113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209.25" calcext:value-type="float">
            <text:p>209.25</text:p>
          </table:table-cell>
          <table:table-cell table:formula="of:=625-[.E114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209.25" calcext:value-type="float">
            <text:p>209.25</text:p>
          </table:table-cell>
          <table:table-cell table:formula="of:=625-[.E115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209.25" calcext:value-type="float">
            <text:p>209.25</text:p>
          </table:table-cell>
          <table:table-cell table:formula="of:=625-[.E116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209.25" calcext:value-type="float">
            <text:p>209.25</text:p>
          </table:table-cell>
          <table:table-cell table:formula="of:=625-[.E117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209.25" calcext:value-type="float">
            <text:p>209.25</text:p>
          </table:table-cell>
          <table:table-cell table:formula="of:=625-[.E118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209.25" calcext:value-type="float">
            <text:p>209.25</text:p>
          </table:table-cell>
          <table:table-cell table:formula="of:=625-[.E119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209.25" calcext:value-type="float">
            <text:p>209.25</text:p>
          </table:table-cell>
          <table:table-cell table:formula="of:=625-[.E120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209.25" calcext:value-type="float">
            <text:p>209.25</text:p>
          </table:table-cell>
          <table:table-cell table:formula="of:=625-[.E121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209.25" calcext:value-type="float">
            <text:p>209.25</text:p>
          </table:table-cell>
          <table:table-cell table:formula="of:=625-[.E122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209.25" calcext:value-type="float">
            <text:p>209.25</text:p>
          </table:table-cell>
          <table:table-cell table:formula="of:=625-[.E123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209.25" calcext:value-type="float">
            <text:p>209.25</text:p>
          </table:table-cell>
          <table:table-cell table:formula="of:=625-[.E124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209.25" calcext:value-type="float">
            <text:p>209.25</text:p>
          </table:table-cell>
          <table:table-cell table:formula="of:=625-[.E125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209.25" calcext:value-type="float">
            <text:p>209.25</text:p>
          </table:table-cell>
          <table:table-cell table:formula="of:=625-[.E126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209.25" calcext:value-type="float">
            <text:p>209.25</text:p>
          </table:table-cell>
          <table:table-cell table:formula="of:=625-[.E127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209.25" calcext:value-type="float">
            <text:p>209.25</text:p>
          </table:table-cell>
          <table:table-cell table:formula="of:=625-[.E128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209.25" calcext:value-type="float">
            <text:p>209.25</text:p>
          </table:table-cell>
          <table:table-cell table:formula="of:=625-[.E129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209.25" calcext:value-type="float">
            <text:p>209.25</text:p>
          </table:table-cell>
          <table:table-cell table:formula="of:=625-[.E130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209.25" calcext:value-type="float">
            <text:p>209.25</text:p>
          </table:table-cell>
          <table:table-cell table:formula="of:=625-[.E131]" office:value-type="float" office:value="415.75" calcext:value-type="float">
            <text:p>415.75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20:52:35.346453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2T00:37:02.756215624</dc:date>
    <meta:editing-duration>P2DT22H16M36S</meta:editing-duration>
    <meta:editing-cycles>120</meta:editing-cycles>
    <meta:generator>LibreOffice/4.1.5.3$Linux_X86_64 LibreOffice_project/410m0$Build-3</meta:generator>
    <meta:document-statistic meta:table-count="1" meta:cell-count="699" meta:object-count="0"/>
  </office:meta>
</office:document-meta>
</file>